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 style:data-style-name="N116"/>
    <style:style style:name="ce9" style:family="table-cell" style:parent-style-name="Default" style:data-style-name="N116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16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6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7"/>
    <style:style style:name="ce17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6"/>
        <table:table-column table:style-name="co1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50" calcext:value-type="float" table:number-columns-spanned="6" table:number-rows-spanned="1">
            <text:p>50</text:p>
          </table:table-cell>
          <table:covered-table-cell table:style-name="ce7"/>
          <table:covered-table-cell table:number-columns-repeated="2" table:style-name="ce10"/>
          <table:covered-table-cell table:style-name="ce7"/>
          <table:covered-table-cell table:style-name="ce12"/>
          <table:table-cell table:style-name="ce20" office:value-type="string" calcext:value-type="string">
            <text:p>cond</text:p>
          </table:table-cell>
          <table:table-cell office:value-type="float" office:value="2.13260675167607E+017" calcext:value-type="float">
            <text:p>2.132606752E+1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0" office:value-type="string" calcext:value-type="string" table:number-columns-spanned="3" table:number-rows-spanned="1">
            <text:p>tol1</text:p>
          </table:table-cell>
          <table:covered-table-cell/>
          <table:covered-table-cell table:style-name="ce20"/>
          <table:table-cell table:style-name="ce26" office:value-type="string" calcext:value-type="string" table:number-columns-spanned="3" table:number-rows-spanned="1">
            <text:p>tol2</text:p>
          </table:table-cell>
          <table:covered-table-cell/>
          <table:covered-table-cell table:style-name="ce26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 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table:style-name="ce13" office:value-type="string" calcext:value-type="string">
            <text:p>Norm Ma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acobi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N</text:p>
          </table:table-cell>
          <table:table-cell table:style-name="ce13" office:value-type="string" calcext:value-type="string">
            <text:p>NaN</text:p>
          </table:table-cell>
          <table:table-cell table:number-columns-repeated="6"/>
          <table:table-cell table:style-name="ce17"/>
        </table:table-row>
        <table:table-row table:style-name="ro1">
          <table:table-cell table:style-name="ce2" office:value-type="string" calcext:value-type="string">
            <text:p>Gauss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8629.2411278613" calcext:value-type="float">
            <text:p>1.86292411E+04</text:p>
          </table:table-cell>
          <table:table-cell table:style-name="ce8" office:value-type="float" office:value="40425" calcext:value-type="float">
            <text:p>4.04250000E+04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8629.2411278613" calcext:value-type="float">
            <text:p>1.86292411E+04</text:p>
          </table:table-cell>
          <table:table-cell table:style-name="ce14" office:value-type="float" office:value="40425" calcext:value-type="float">
            <text:p>4.04250000E+0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OR</text:p>
          </table:table-cell>
          <table:table-cell office:value-type="float" office:value="576" calcext:value-type="float">
            <text:p>576</text:p>
          </table:table-cell>
          <table:table-cell table:style-name="ce8" office:value-type="float" office:value="0.00235754733411048" calcext:value-type="float">
            <text:p>2.35754733E-03</text:p>
          </table:table-cell>
          <table:table-cell table:style-name="ce8" office:value-type="float" office:value="0.000998544802314427" calcext:value-type="float">
            <text:p>9.98544802E-04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00000226995513351739" calcext:value-type="float">
            <text:p>2.26995513E-06</text:p>
          </table:table-cell>
          <table:table-cell table:style-name="ce14" office:value-type="float" office:value="0.00000108552671918005" calcext:value-type="float">
            <text:p>1.08552672E-0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astFall</text:p>
          </table:table-cell>
          <table:table-cell office:value-type="float" office:value="826" calcext:value-type="float">
            <text:p>826</text:p>
          </table:table-cell>
          <table:table-cell table:style-name="ce8" office:value-type="float" office:value="0.00134853896806498" calcext:value-type="float">
            <text:p>1.34853897E-03</text:p>
          </table:table-cell>
          <table:table-cell table:style-name="ce8" office:value-type="float" office:value="0.000998650035428206" calcext:value-type="float">
            <text:p>9.98650035E-04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000369363165057719" calcext:value-type="float">
            <text:p>3.69363165E-04</text:p>
          </table:table-cell>
          <table:table-cell table:style-name="ce14" office:value-type="float" office:value="0.00028068166509676" calcext:value-type="float">
            <text:p>2.80681665E-0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0.00279726514199865" calcext:value-type="float">
            <text:p>2.79726514E-03</text:p>
          </table:table-cell>
          <table:table-cell table:style-name="ce9" office:value-type="float" office:value="0.000544167507718774" calcext:value-type="float">
            <text:p>5.44167508E-04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0.00000270158999095683" calcext:value-type="float">
            <text:p>2.70158999E-06</text:p>
          </table:table-cell>
          <table:table-cell table:style-name="ce15" office:value-type="float" office:value="0.00000093659294268432" calcext:value-type="float">
            <text:p>9.36592943E-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100" calcext:value-type="float" table:number-columns-spanned="6" table:number-rows-spanned="1">
            <text:p>100</text:p>
          </table:table-cell>
          <table:covered-table-cell table:style-name="ce7"/>
          <table:covered-table-cell table:number-columns-repeated="2" table:style-name="ce10"/>
          <table:covered-table-cell table:style-name="ce7"/>
          <table:covered-table-cell table:style-name="ce12"/>
          <table:table-cell office:value-type="string" calcext:value-type="string">
            <text:p>cond</text:p>
          </table:table-cell>
          <table:table-cell office:value-type="float" office:value="4.82341814970209E+017" calcext:value-type="float">
            <text:p>4.823418150E+1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0" office:value-type="string" calcext:value-type="string" table:number-columns-spanned="3" table:number-rows-spanned="1">
            <text:p>tol1</text:p>
          </table:table-cell>
          <table:covered-table-cell/>
          <table:covered-table-cell table:style-name="ce20"/>
          <table:table-cell table:style-name="ce26" office:value-type="string" calcext:value-type="string" table:number-columns-spanned="3" table:number-rows-spanned="1">
            <text:p>tol2</text:p>
          </table:table-cell>
          <table:covered-table-cell/>
          <table:covered-table-cell table:style-name="ce26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 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table:style-name="ce13" office:value-type="string" calcext:value-type="string">
            <text:p>Norm Ma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acobi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N</text:p>
          </table:table-cell>
          <table:table-cell table:style-name="ce13"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auss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49061.881445733" calcext:value-type="float">
            <text:p>1.49061881E+05</text:p>
          </table:table-cell>
          <table:table-cell table:style-name="ce8" office:value-type="float" office:value="328350" calcext:value-type="float">
            <text:p>3.28350000E+05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49061.881445733" calcext:value-type="float">
            <text:p>1.49061881E+05</text:p>
          </table:table-cell>
          <table:table-cell table:style-name="ce14" office:value-type="float" office:value="328350" calcext:value-type="float">
            <text:p>3.28350000E+0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OR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0595783018658543" calcext:value-type="float">
            <text:p>5.95783019E-02</text:p>
          </table:table-cell>
          <table:table-cell table:style-name="ce8" office:value-type="float" office:value="0.0159862674263422" calcext:value-type="float">
            <text:p>1.59862674E-02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0595783018658543" calcext:value-type="float">
            <text:p>5.95783019E-02</text:p>
          </table:table-cell>
          <table:table-cell table:style-name="ce14" office:value-type="float" office:value="0.0159862674263422" calcext:value-type="float">
            <text:p>1.59862674E-0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astFall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168573559446095" calcext:value-type="float">
            <text:p>1.68573559E-01</text:p>
          </table:table-cell>
          <table:table-cell table:style-name="ce8" office:value-type="float" office:value="0.0837115267684823" calcext:value-type="float">
            <text:p>8.37115268E-02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.168573559446095" calcext:value-type="float">
            <text:p>1.68573559E-01</text:p>
          </table:table-cell>
          <table:table-cell table:style-name="ce14" office:value-type="float" office:value="0.0837115267684823" calcext:value-type="float">
            <text:p>8.37115268E-0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0.000575464174775399" calcext:value-type="float">
            <text:p>5.75464175E-04</text:p>
          </table:table-cell>
          <table:table-cell table:style-name="ce9" office:value-type="float" office:value="0.000480077226906913" calcext:value-type="float">
            <text:p>4.80077227E-04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float" office:value="0.00000049252476248707" calcext:value-type="float">
            <text:p>4.92524762E-07</text:p>
          </table:table-cell>
          <table:table-cell table:style-name="ce15" office:value-type="float" office:value="0.000480077226906913" calcext:value-type="float">
            <text:p>4.80077227E-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200" calcext:value-type="float" table:number-columns-spanned="6" table:number-rows-spanned="1">
            <text:p>200</text:p>
          </table:table-cell>
          <table:covered-table-cell table:style-name="ce7"/>
          <table:covered-table-cell table:number-columns-repeated="2" table:style-name="ce10"/>
          <table:covered-table-cell table:style-name="ce7"/>
          <table:covered-table-cell table:style-name="ce12"/>
          <table:table-cell office:value-type="string" calcext:value-type="string">
            <text:p>cond</text:p>
          </table:table-cell>
          <table:table-cell office:value-type="float" office:value="5.09415586387114E+016" calcext:value-type="float">
            <text:p>5.094155864E+16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0" office:value-type="string" calcext:value-type="string" table:number-columns-spanned="3" table:number-rows-spanned="1">
            <text:p>tol1</text:p>
          </table:table-cell>
          <table:covered-table-cell/>
          <table:covered-table-cell table:style-name="ce20"/>
          <table:table-cell table:style-name="ce26" office:value-type="string" calcext:value-type="string" table:number-columns-spanned="3" table:number-rows-spanned="1">
            <text:p>tol2</text:p>
          </table:table-cell>
          <table:covered-table-cell/>
          <table:covered-table-cell table:style-name="ce26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 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table:style-name="ce13" office:value-type="string" calcext:value-type="string">
            <text:p>Norm Ma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acobi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N</text:p>
          </table:table-cell>
          <table:table-cell table:style-name="ce13"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auss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192550.95406231" calcext:value-type="float">
            <text:p>1.19255095E+06</text:p>
          </table:table-cell>
          <table:table-cell table:style-name="ce8" office:value-type="float" office:value="2646700" calcext:value-type="float">
            <text:p>2.64670000E+06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192550.95406231" calcext:value-type="float">
            <text:p>1.19255095E+06</text:p>
          </table:table-cell>
          <table:table-cell table:style-name="ce14" office:value-type="float" office:value="2646700" calcext:value-type="float">
            <text:p>2.64670000E+0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OR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4.57794847480331" calcext:value-type="float">
            <text:p>4.57794847E+00</text:p>
          </table:table-cell>
          <table:table-cell table:style-name="ce8" office:value-type="float" office:value="0.692904604118667" calcext:value-type="float">
            <text:p>6.92904604E-01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4.57794847480331" calcext:value-type="float">
            <text:p>4.57794847E+00</text:p>
          </table:table-cell>
          <table:table-cell table:style-name="ce14" office:value-type="float" office:value="0.692904604118667" calcext:value-type="float">
            <text:p>6.92904604E-0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astFall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2.26326073393916" calcext:value-type="float">
            <text:p>2.26326073E+00</text:p>
          </table:table-cell>
          <table:table-cell table:style-name="ce8" office:value-type="float" office:value="0.957483833444883" calcext:value-type="float">
            <text:p>9.57483833E-01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2.26326073393916" calcext:value-type="float">
            <text:p>2.26326073E+00</text:p>
          </table:table-cell>
          <table:table-cell table:style-name="ce14" office:value-type="float" office:value="0.957483833444883" calcext:value-type="float">
            <text:p>9.57483833E-0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float" office:value="0.0120653310543291" calcext:value-type="float">
            <text:p>1.20653311E-02</text:p>
          </table:table-cell>
          <table:table-cell table:style-name="ce9" office:value-type="float" office:value="0.000889913806120216" calcext:value-type="float">
            <text:p>8.89913806E-04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float" office:value="0.0000016707822755654" calcext:value-type="float">
            <text:p>1.67078228E-06</text:p>
          </table:table-cell>
          <table:table-cell table:style-name="ce15" office:value-type="float" office:value="0.00000086039818641091" calcext:value-type="float">
            <text:p>8.60398186E-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400" calcext:value-type="float" table:number-columns-spanned="6" table:number-rows-spanned="1">
            <text:p>400</text:p>
          </table:table-cell>
          <table:covered-table-cell table:style-name="ce7"/>
          <table:covered-table-cell table:number-columns-repeated="2" table:style-name="ce10"/>
          <table:covered-table-cell table:style-name="ce7"/>
          <table:covered-table-cell table:style-name="ce12"/>
          <table:table-cell office:value-type="string" calcext:value-type="string">
            <text:p>cond</text:p>
          </table:table-cell>
          <table:table-cell office:value-type="float" office:value="9.69489014411044E+016" calcext:value-type="float">
            <text:p>9.694890144E+16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0" office:value-type="string" calcext:value-type="string" table:number-columns-spanned="3" table:number-rows-spanned="1">
            <text:p>tol1</text:p>
          </table:table-cell>
          <table:covered-table-cell/>
          <table:covered-table-cell table:style-name="ce20"/>
          <table:table-cell table:style-name="ce26" office:value-type="string" calcext:value-type="string" table:number-columns-spanned="3" table:number-rows-spanned="1">
            <text:p>tol2</text:p>
          </table:table-cell>
          <table:covered-table-cell/>
          <table:covered-table-cell table:style-name="ce26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 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table:style-name="ce13" office:value-type="string" calcext:value-type="string">
            <text:p>Norm Ma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acobi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N</text:p>
          </table:table-cell>
          <table:table-cell table:style-name="ce13"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auss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9540519.48610772" calcext:value-type="float">
            <text:p>9.54051949E+06</text:p>
          </table:table-cell>
          <table:table-cell table:style-name="ce8" office:value-type="float" office:value="21253400" calcext:value-type="float">
            <text:p>2.12534000E+07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9540519.48610772" calcext:value-type="float">
            <text:p>9.54051949E+06</text:p>
          </table:table-cell>
          <table:table-cell table:style-name="ce14" office:value-type="float" office:value="21253400" calcext:value-type="float">
            <text:p>2.12534000E+0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OR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70.4596504978964" calcext:value-type="float">
            <text:p>7.04596505E+01</text:p>
          </table:table-cell>
          <table:table-cell table:style-name="ce8" office:value-type="float" office:value="6.9463579805597" calcext:value-type="float">
            <text:p>6.94635798E+0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70.4596504978964" calcext:value-type="float">
            <text:p>7.04596505E+01</text:p>
          </table:table-cell>
          <table:table-cell table:style-name="ce14" office:value-type="float" office:value="6.9463579805597" calcext:value-type="float">
            <text:p>6.94635798E+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astFall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4.9648077858067" calcext:value-type="float">
            <text:p>1.49648078E+01</text:p>
          </table:table-cell>
          <table:table-cell table:style-name="ce8" office:value-type="float" office:value="4.67522879122521" calcext:value-type="float">
            <text:p>4.67522879E+0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4.9648077858067" calcext:value-type="float">
            <text:p>1.49648078E+01</text:p>
          </table:table-cell>
          <table:table-cell table:style-name="ce14" office:value-type="float" office:value="4.67522879122521" calcext:value-type="float">
            <text:p>4.67522879E+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float" office:value="0.0106959965292657" calcext:value-type="float">
            <text:p>1.06959965E-02</text:p>
          </table:table-cell>
          <table:table-cell table:style-name="ce9" office:value-type="float" office:value="0.000664261173918804" calcext:value-type="float">
            <text:p>6.64261174E-04</text:p>
          </table:table-cell>
          <table:table-cell table:style-name="ce6" office:value-type="float" office:value="90" calcext:value-type="float">
            <text:p>90</text:p>
          </table:table-cell>
          <table:table-cell table:style-name="ce9" office:value-type="float" office:value="0.0000170620454234584" calcext:value-type="float">
            <text:p>1.70620454E-05</text:p>
          </table:table-cell>
          <table:table-cell table:style-name="ce15" office:value-type="float" office:value="0.00000070283592086843" calcext:value-type="float">
            <text:p>7.02835921E-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800" calcext:value-type="float" table:number-columns-spanned="6" table:number-rows-spanned="1">
            <text:p>800</text:p>
          </table:table-cell>
          <table:covered-table-cell table:style-name="ce7"/>
          <table:covered-table-cell table:number-columns-repeated="2" table:style-name="ce10"/>
          <table:covered-table-cell table:style-name="ce7"/>
          <table:covered-table-cell table:style-name="ce12"/>
          <table:table-cell office:value-type="string" calcext:value-type="string">
            <text:p>cond</text:p>
          </table:table-cell>
          <table:table-cell office:value-type="float" office:value="2.66481806979131E+016" calcext:value-type="float">
            <text:p>2.664818070E+16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0" office:value-type="string" calcext:value-type="string" table:number-columns-spanned="3" table:number-rows-spanned="1">
            <text:p>tol1</text:p>
          </table:table-cell>
          <table:covered-table-cell/>
          <table:covered-table-cell table:style-name="ce20"/>
          <table:table-cell table:style-name="ce26" office:value-type="string" calcext:value-type="string" table:number-columns-spanned="3" table:number-rows-spanned="1">
            <text:p>tol2</text:p>
          </table:table-cell>
          <table:covered-table-cell/>
          <table:covered-table-cell table:style-name="ce26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 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table:style-name="ce13" office:value-type="string" calcext:value-type="string">
            <text:p>Norm Ma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acobi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N</text:p>
          </table:table-cell>
          <table:table-cell table:style-name="ce13"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auss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76324379.2205441" calcext:value-type="float">
            <text:p>7.63243792E+07</text:p>
          </table:table-cell>
          <table:table-cell table:style-name="ce8" office:value-type="float" office:value="170346800" calcext:value-type="float">
            <text:p>1.70346800E+08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76324379.2205441" calcext:value-type="float">
            <text:p>7.63243792E+07</text:p>
          </table:table-cell>
          <table:table-cell table:style-name="ce14" office:value-type="float" office:value="170346800" calcext:value-type="float">
            <text:p>1.70346800E+0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OR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650.844345641294" calcext:value-type="float">
            <text:p>6.50844346E+02</text:p>
          </table:table-cell>
          <table:table-cell table:style-name="ce8" office:value-type="float" office:value="43.7105057971785" calcext:value-type="float">
            <text:p>4.37105058E+01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650.844345641294" calcext:value-type="float">
            <text:p>6.50844346E+02</text:p>
          </table:table-cell>
          <table:table-cell table:style-name="ce14" office:value-type="float" office:value="43.7105057971785" calcext:value-type="float">
            <text:p>4.37105058E+0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astFall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87.4761371478395" calcext:value-type="float">
            <text:p>8.74761371E+01</text:p>
          </table:table-cell>
          <table:table-cell table:style-name="ce8" office:value-type="float" office:value="19.5685934544636" calcext:value-type="float">
            <text:p>1.95685935E+01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87.4761371478395" calcext:value-type="float">
            <text:p>8.74761371E+01</text:p>
          </table:table-cell>
          <table:table-cell table:style-name="ce14" office:value-type="float" office:value="19.5685934544636" calcext:value-type="float">
            <text:p>1.95685935E+0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6" office:value-type="float" office:value="97" calcext:value-type="float">
            <text:p>97</text:p>
          </table:table-cell>
          <table:table-cell table:style-name="ce9" office:value-type="float" office:value="0.00512205089629951" calcext:value-type="float">
            <text:p>5.12205090E-03</text:p>
          </table:table-cell>
          <table:table-cell table:style-name="ce9" office:value-type="float" office:value="0.000768431637909008" calcext:value-type="float">
            <text:p>7.68431638E-04</text:p>
          </table:table-cell>
          <table:table-cell table:style-name="ce6" office:value-type="float" office:value="163" calcext:value-type="float">
            <text:p>163</text:p>
          </table:table-cell>
          <table:table-cell table:style-name="ce9" office:value-type="float" office:value="0.0000172448158708709" calcext:value-type="float">
            <text:p>1.72448159E-05</text:p>
          </table:table-cell>
          <table:table-cell table:style-name="ce15" office:value-type="float" office:value="0.00000095432980309373" calcext:value-type="float">
            <text:p>9.54329803E-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float" office:value="1600" calcext:value-type="float" table:number-columns-spanned="6" table:number-rows-spanned="1">
            <text:p>1600</text:p>
          </table:table-cell>
          <table:covered-table-cell table:style-name="ce7"/>
          <table:covered-table-cell table:number-columns-repeated="2" table:style-name="ce10"/>
          <table:covered-table-cell table:style-name="ce7"/>
          <table:covered-table-cell table:style-name="ce12"/>
          <table:table-cell office:value-type="string" calcext:value-type="string">
            <text:p>cond</text:p>
          </table:table-cell>
          <table:table-cell office:value-type="float" office:value="1.67669208191904E+016" calcext:value-type="float">
            <text:p>1.676692082E+16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0" office:value-type="string" calcext:value-type="string" table:number-columns-spanned="3" table:number-rows-spanned="1">
            <text:p>tol1</text:p>
          </table:table-cell>
          <table:covered-table-cell/>
          <table:covered-table-cell table:style-name="ce20"/>
          <table:table-cell table:style-name="ce26" office:value-type="string" calcext:value-type="string" table:number-columns-spanned="3" table:number-rows-spanned="1">
            <text:p>tol2</text:p>
          </table:table-cell>
          <table:covered-table-cell/>
          <table:covered-table-cell table:style-name="ce26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 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2</text:p>
          </table:table-cell>
          <table:table-cell table:style-name="ce13" office:value-type="string" calcext:value-type="string">
            <text:p>Norm Ma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acobi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N</text:p>
          </table:table-cell>
          <table:table-cell table:style-name="ce13"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auss</text:p>
          </table:table-cell>
          <table:table-cell/>
          <table:table-cell table:style-name="ce8" table:number-columns-repeated="2"/>
          <table:table-cell/>
          <table:table-cell table:style-name="ce8"/>
          <table:table-cell table:style-name="ce14"/>
          <table:table-cell table:number-columns-repeated="7"/>
        </table:table-row>
        <table:table-row table:style-name="ro1">
          <table:table-cell table:style-name="ce2" office:value-type="string" calcext:value-type="string">
            <text:p>SOR</text:p>
          </table:table-cell>
          <table:table-cell/>
          <table:table-cell table:style-name="ce8" table:number-columns-repeated="2"/>
          <table:table-cell/>
          <table:table-cell table:style-name="ce8"/>
          <table:table-cell table:style-name="ce14"/>
          <table:table-cell table:number-columns-repeated="7"/>
        </table:table-row>
        <table:table-row table:style-name="ro1">
          <table:table-cell table:style-name="ce2" office:value-type="string" calcext:value-type="string">
            <text:p>FastFall</text:p>
          </table:table-cell>
          <table:table-cell/>
          <table:table-cell table:style-name="ce8" table:number-columns-repeated="2"/>
          <table:table-cell/>
          <table:table-cell table:style-name="ce8"/>
          <table:table-cell table:style-name="ce14"/>
          <table:table-cell table:number-columns-repeated="7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6" office:value-type="float" office:value="173" calcext:value-type="float">
            <text:p>173</text:p>
          </table:table-cell>
          <table:table-cell table:style-name="ce9" office:value-type="float" office:value="0.011564155549343" calcext:value-type="float">
            <text:p>1.15641555E-02</text:p>
          </table:table-cell>
          <table:table-cell table:style-name="ce9" office:value-type="float" office:value="0.000883091775811123" calcext:value-type="float">
            <text:p>8.83091776E-04</text:p>
          </table:table-cell>
          <table:table-cell table:style-name="ce6" office:value-type="float" office:value="305" calcext:value-type="float">
            <text:p>305</text:p>
          </table:table-cell>
          <table:table-cell table:style-name="ce9" office:value-type="float" office:value="0.0000100424856165209" calcext:value-type="float">
            <text:p>1.00424856E-05</text:p>
          </table:table-cell>
          <table:table-cell table:style-name="ce15" office:value-type="float" office:value="0.00000079358988197889" calcext:value-type="float">
            <text:p>7.93589882E-07</text:p>
          </table:table-cell>
          <table:table-cell table:number-columns-repeated="7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7">
      <number:scientific-number number:decimal-places="9" number:min-decimal-places="9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1:37:16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1T16:54:59.394000000</meta:creation-date>
    <dc:date>2021-06-13T21:41:48.735000000</dc:date>
    <meta:editing-duration>PT11H27M52S</meta:editing-duration>
    <meta:editing-cycles>18</meta:editing-cycles>
    <meta:generator>LibreOffice/7.1.3.2$Windows_X86_64 LibreOffice_project/47f78053abe362b9384784d31a6e56f8511eb1c1</meta:generator>
    <meta:document-statistic meta:table-count="1" meta:cell-count="264" meta:object-count="0"/>
  </office:meta>
</office:document-meta>
</file>